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0in" svg:y="0in" svg:width="8.24556in" svg:height="1.8432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s Orlandini</meta:initial-creator>
    <dc:creator>Mathis Orlandini</dc:creator>
    <meta:creation-date>2020-09-21T17:54:00Z</meta:creation-date>
    <dc:date>2020-09-21T17:55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